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tête ailleurs, Edward écoutait d'une oreille distraite la conversation que ses compagnons étaient en train d'avoir à propos d'un professeur de leur université. Le garçon se demandait un peu ce qu'il faisait là, entouré de gens qu'il n'appréciait pas particulièrement -y avait-il seulement quelqu'un qu'il appréciait dans son entourage durant cette période ?- au milieu d'un endroit qu'il n'affectionnait que moyennement. Il avait rejoint la fac il y avait de cela quelques mois seulement, et s'il avait rencontré un certain nombre de gens, aucun d'entre eux n'avait suffisamment attiré son attention pour qu'il prenne le temps de le connaître un peu mieux. D'un autre côté, ce n'était pas non plus comme s'il avait énormément cherché. Toujours handicapé par sa maladie, Edward passait le plus clair de son temps dans les locaux de l'université à rêvasser de choses et d'autres sans vraiment s'occuper de ce qui se passait autour de lui. </text:p>
      <text:p text:style-name="Standard"/>
      <text:p text:style-name="Standard">Qui étaient donc ces gens, me demanderez-vous ? Tout simplement des étudiants d'un des groupes de TD du garçon. L'une des filles du groupe venait d'atteindre la majorité et elle avait décidé de fêter ça dans un des bars du centre-ville, conviant plus ou moins toute la classe. D'abord plutôt réticent -les pubs n'étant pas vraiment sa tasse de thé-, Edward avait finalement accepté plus ou moins volontairement l'invitation de l'organisatrice, qui avait d'ailleurs étrangement insisté pour qu'il vienne, étant donné qu'ils s'étaient peut-être parlé une ou deux fois grand maximum depuis le début de l'année, en lui répondant distraitement alors qu'il pensait tout à fait à autre chose. </text:p>
      <text:p text:style-name="Standard"/>
      <text:p text:style-name="Standard">C'était ainsi que le jeune homme s'était retrouvé d'abord sur le chemin du Machin Pub, entouré d'étudiants dont il ne connaissait pour la plupart même pas le nom, puis sur la banquette d'un carré à l'intérieur dudit bar, à devoir subir les éclats de rire forcés et les blagues graveleuses. Car évidemment, circonstances oblige, le petit groupe avait prévu de se la coller sec, histoire de fête dignement le passage à l'âge adulte de la prénommée Margot, qui était probablement celle qui riait le plus fort à l'heure actuelle, comme elle voulait que le monde entier sache qu'elle fêtait son anniversaire aujourd'hui, ou comme si elle voulait attirer l'attention de quelqu'un en particulier. </text:p>
      <text:p text:style-name="Standard"/>
      <text:p text:style-name="Standard">-Et toi... Edward, c'est ça ? Parle-nous un peu de toi. Tu parles toujours autant ou tu es atteint de mutisme sélectif ?</text:p>
      <text:p text:style-name="Standard"/>
      <text:p text:style-name="Standard">L'interjection parvint à peine à recentrer l'attention de l'intéressé vers le groupe. Il quitta des yeux la vitrine qu'il était en train d'admirer pour les tourner vers celui qui lui adressait la parole, captant au passage un regard malicieux et un sourire entendu de la part de Margot en sa direction, le troisième depuis qu'ils étaient arrivés, achevant de le mettre mal à l'aise. L'étudiant qui l'avait interpellé s'appelait Aaron, et avait un peu plus l'allure « mec cool » qu'Edward avec ses larges épaules et son sourire Colgate ©. Toujours intrigué par Margot, ce dernier fut bien incapable de se rappeler la question qu'on lui avait posé. Il arqua un sourcil et tenta une pirouette.</text:p>
      <text:p text:style-name="Standard"/>
      <text:p text:style-name="Standard">-Hein ? Ah, euh... Oui, oui. Excusez-moi, mon verre est vide.</text:p>
      <text:p text:style-name="Standard"/>
      <text:p text:style-name="Standard">Sans rien ajouter, le blondin se leva de son siège sous les regards mi-interloqués, mi-amusés de la petite dizaine d'étudiants du groupe et se dirigea sans un regard en arrière vers le comptoir. Il commanda une nouvelle bière, ses pupilles de jade se perdant à nouveau vers l'extérieur. Le soleil n'était pas encore couché, pourtant la soirée promettait déjà d'être très, très longue...</text:p>
      <text:p text:style-name="P1">Toujours captivé par la vue des rues de Palema en pleine action, Edward réceptionna son verre flambant plein et le paya dans la foulée, mais ne bougea pas du siège sur lequel il avait élu domicile au comptoir, visiblement bien décidé à passer pour un pilier de bar, et n'ayant surtout pour le moment aucune envie de rejoindre ses camarades de classe assis un peu plus loin. Ceux-ci n'avaient d'ailleurs apparemment pas encore remarqué son absence, ce qui lui allait très bien. Ainsi il n'aurait pas à essayer de combler une conversation à laquelle il n'avait pas envie de participer ou à se forcer à écouter ce qu'on lui disait pour pouvoir répondre convenablement. Le blondin porta donc son verre à ses lèvres pour en boire une gorgée rafraîchissante et continua à ne rien fixer en direction de l'extérieur du bar.</text:p>
      <text:p text:style-name="Standard"/>
      <text:p text:style-name="Standard">C'est alors que, sans crier gare, une nouvelle arrivante lui sauta dessus. Enfin pas littéralement, mais le « coucou » qu'elle lâcha à l'attention d'Edward eut plus ou moins le même effet sur lui, provoquant un sursaut de surprise chez le garçon qui, perdu dans ses pensées, ne l'avait pas vue arriver. La stupeur (ouais, carrément) passée, ce dernier observa celle qui venait d'interrompre son moment de solitude salutaire. Petite, les cheveux d'un vert aussi naturel que le rire de Margot qui résonna à cet instant depuis l'autre bout de la pièce et les yeux d'un bleu profond, elle avait le même air ennuyé que lui sur le visage. Visage qui était d'ailleurs étrangement familier à l'adolescent, qui eut immédiatement le sentiment qu'il connaissait cette fille. Sentiment corroboré par le ton amical qu'elle avait employé pour venir le saluer. </text:p>
      <text:p text:style-name="Standard"/>
      <text:p text:style-name="Standard">Plissant des yeux, Edward s'entreprit à essayer de retrouver d'où venait cette sensation. Elle n'était probablement pas à la même fac que lui -aucune des personnes de son université ne lui avait laissé de souvenir aussi marqué, mais alors d'où pouvait-il bien la connaître ? Cela devait être relativement récent, étant données les capacités de mémorisation de l'adolescent. Pour l'instant cependant, impossible de mettre la main dessus. L'horloge tournait et Edward se rendit compte qu'il fixait Victoire depuis maintenant une trentaine de secondes et qu'il fallait qu'il trouve rapidement quelque chose à dire sinon la situation allait devenir gênante.</text:p>
      <text:p text:style-name="Standard"/>
      <text:p text:style-name="Standard">-Hey ! Ça fait longtemps ! Qu'est-ce que tu deviens ?</text:p>
      <text:p text:style-name="Standard"/>
      <text:p text:style-name="Standard">Mentir n'était clairement pas une chose à laquelle il était habitué, mais c'était ce qu'il avait trouvé de mieux à faire sous la pression. Il décocha un grand sourire à sa nouvelle compagnie en espérant que c'était passé. Il avait fait de son mieux pour paraître naturel, et l'un dans l'autre c'était un demi-mensonge seulement. Edward était certain de la connaître, mais était simplement incapable de se souvenir de son nom où du lieu où il l'avait rencontré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9T17:55:24.98</meta:creation-date>
    <dc:date>2017-02-21T19:11:10.16</dc:date>
    <dc:creator>Thoé </dc:creator>
    <meta:editing-duration>PT1H57M31S</meta:editing-duration>
    <meta:editing-cycles>199</meta:editing-cycles>
    <meta:generator>OpenOffice/4.1.2$Win32 OpenOffice.org_project/412m3$Build-9782</meta:generator>
    <meta:document-statistic meta:table-count="0" meta:image-count="0" meta:object-count="0" meta:page-count="2" meta:paragraph-count="12" meta:word-count="1054" meta:character-count="6402"/>
  </office:meta>
</office:document-meta>
</file>